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ngArrayConverter.LongArrayConverter(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ngArrayConverter.convert( Class type , Object valu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LongArrayConverter.LongArray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